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/>
    <style:font-face style:name="ＭＳ Ｐゴシック" svg:font-family="'ＭＳ Ｐゴシック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0.705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1.2083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5075in" fo:break-before="auto" style:use-optimal-row-height="true"/>
    </style:style>
    <style:style style:name="ro6" style:family="table-row">
      <style:table-row-properties style:row-height="0.2126in" fo:break-before="auto" style:use-optimal-row-height="tru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6319in" fo:break-before="auto" style:use-optimal-row-height="false"/>
    </style:style>
    <style:style style:name="ro9" style:family="table-row">
      <style:table-row-properties style:row-height="1.1563in" fo:break-before="auto" style:use-optimal-row-height="false"/>
    </style:style>
    <style:style style:name="ro10" style:family="table-row">
      <style:table-row-properties style:row-height="0.178in" fo:break-before="auto" style:use-optimal-row-height="false"/>
    </style:style>
    <style:style style:name="ta1" style:family="table" style:master-page-name="PageStyle_5f__3c_Case_20_Hook_20_Create_20__26__20_Update_20_Account_3e__20_PC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0.2pt solid #000000" style:text-align-source="fix" style:repeat-content="false" fo:wrap-option="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6pt double #000000" style:border-line-width-bottom="0.0008in 0.0138in 0.0008in" fo:background-color="#ffffff" style:diagonal-bl-tr="none" style:diagonal-tl-br="none" style:text-align-source="fix" style:repeat-content="false" fo:wrap-option="no-wrap" fo:border-left="0.2pt solid #000000" style:direction="ttb" fo:padding="0.028in" fo:border-right="0.2pt solid #000000" style:rotation-angle="0" style:rotation-align="none" style:shrink-to-fit="false" fo:border-top="0.2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6pt solid #000000" fo:background-color="#ffffff" style:diagonal-bl-tr="none" style:diagonal-tl-br="none" style:text-align-source="value-type" style:repeat-content="false" fo:wrap-option="wrap" fo:border-left="0.2pt solid #000000" style:direction="ltr" fo:padding="0.028in" fo:border-right="0.2pt solid #000000" style:rotation-angle="0" style:rotation-align="none" style:shrink-to-fit="false" fo:border-top="0.06pt double #000000" style:border-line-width-top="0.0008in 0.0138in 0.0008in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6pt solid #000000" fo:background-color="#ffff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0.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0.2pt solid #000000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2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fo:border-left="0.2pt solid #000000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fo:border-left="0.2pt solid #000000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2pt solid #000000" fo:background-color="#ffffff" style:diagonal-bl-tr="none" style:diagonal-tl-br="none" fo:border-left="0.2pt solid #000000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2pt solid #000000" fo:background-color="#99ccff" style:diagonal-bl-tr="none" style:diagonal-tl-br="none" fo:border-left="0.2pt solid #000000" fo:padding="0.028in" fo:border-right="none" style:rotation-align="none" fo:border-top="0.2pt solid #000000"/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order-bottom="0.2pt solid #000000" fo:background-color="#ffffff" style:diagonal-bl-tr="none" style:diagonal-tl-br="none" fo:border-left="0.2pt solid #000000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no-wrap" fo:border-left="0.2pt solid #000000" style:direction="ltr" fo:padding="0.028in" fo:border-right="none" style:rotation-angle="0" style:rotation-align="none" style:shrink-to-fit="false" fo:border-top="0.2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0.2pt solid #000000" fo:background-color="#99ccff" style:diagonal-bl-tr="none" style:diagonal-tl-br="none" fo:border-left="0.2pt solid #000000" fo:padding="0.028in" fo:border-right="none" style:rotation-align="none" fo:border-top="none"/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2pt solid #000000" fo:background-color="#99cc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2pt solid #000000" fo:background-color="#99cc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ＭＳ Ｐゴシック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0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0.2pt solid #000000" style:direction="ltr" fo:padding="0.028in" fo:border-right="0.2pt solid #000000" style:rotation-angle="0" style:rotation-align="none" style:shrink-to-fit="false" fo:border-top="0.6pt solid #000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ffffff" style:diagonal-bl-tr="none" style:diagonal-tl-br="none" fo:border-left="none" fo:padding="0.028in" fo:border-right="0.2pt solid #000000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diagonal-bl-tr="none" style:diagonal-tl-br="none" fo:border-left="none" fo:padding="0.028in" fo:border-right="0.2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0.2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2pt solid #000000" fo:background-color="#ffffff" style:diagonal-bl-tr="none" style:diagonal-tl-br="none" fo:border-left="0.2pt solid #000000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2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none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0.2pt solid #000000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order-bottom="0.2pt solid #000000" fo:background-color="#99ccff" style:diagonal-bl-tr="none" style:diagonal-tl-br="none" fo:border-left="none" fo:padding="0.028in" fo:border-right="0.2pt solid #000000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2pt solid #000000" fo:background-color="#99ccff" style:diagonal-bl-tr="none" style:diagonal-tl-br="none" fo:border-left="none" fo:padding="0.028in" fo:border-right="0.2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fo:border="0.2pt solid #000000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2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90" style:rotation-align="bottom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2pt solid #000000" fo:background-color="#99cc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6pt solid #000000" fo:background-color="#ffff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0.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26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no-wrap" fo:border-left="0.2pt solid #000000" style:direction="ttb" fo:padding="0.028in" fo:border-right="0.2pt solid #000000" style:rotation-angle="0" style:rotation-align="none" style:shrink-to-fit="false" fo:border-top="0.6pt solid #000000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style:glyph-orientation-vertical="0" fo:border-bottom="0.2pt solid #000000" style:diagonal-bl-tr="none" style:diagonal-tl-br="none" style:text-align-source="value-type" style:repeat-content="false" fo:wrap-option="no-wrap" fo:border-left="0.2pt solid #000000" style:direction="ttb" fo:padding="0.028in" fo:border-right="0.2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ＭＳ Ｐゴシック" fo:font-size="10pt" fo:font-style="normal" fo:text-shadow="none" style:text-underline-style="none" fo:font-weight="normal" style:font-size-asian="10pt" style:font-style-asian="normal" style:font-weight-asian="normal" style:font-name-complex="ＭＳ Ｐゴシック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○&quot;;&quot;①&quot;;&quot;②&quot;;&quot;③&quot;;&quot;④&quot;;&quot;⑤&quot;;&quot;⑥&quot;;&quot;⑦&quot;;&quot;⑧&quot;;&quot;⑨&quot;)" table:allow-empty-cell="true" table:display-list="unsorted" table:base-cell-address="'All Trainees'.V8">
          <table:error-message table:message-type="stop" table:display="true"/>
        </table:content-validation>
        <table:content-validation table:name="val2" table:condition="of:cell-content-is-in-list(&quot;N&quot;;&quot;A&quot;;&quot;B&quot;;&quot;E&quot;)" table:allow-empty-cell="true" table:display-list="unsorted" table:base-cell-address="'All Trainees'.V64">
          <table:error-message table:message-type="stop" table:display="true"/>
        </table:content-validation>
      </table:content-validations>
      <table:table table:name="All Trainees" table:style-name="ta1">
        <office:forms form:automatic-focus="false" form:apply-design-mode="false"/>
        <table:table-column table:style-name="co1" table:number-columns-repeated="20" table:default-cell-style-name="ce2"/>
        <table:table-column table:style-name="co2" table:default-cell-style-name="ce2"/>
        <table:table-column table:style-name="co1" table:number-columns-repeated="236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table:number-columns-spanned="21" table:number-rows-spanned="3">
            <text:p>Test item/Result list</text:p>
          </table:table-cell>
          <table:covered-table-cell table:number-columns-repeated="20" table:style-name="ce1"/>
          <table:table-cell table:style-name="ce1" office:value-type="string" table:number-columns-spanned="3" table:number-rows-spanned="1">
            <text:p>Creator</text:p>
          </table:table-cell>
          <table:covered-table-cell table:number-columns-repeated="2" table:style-name="ce1"/>
          <table:table-cell table:style-name="ce50" office:value-type="string" table:number-columns-spanned="3" table:number-rows-spanned="1">
            <text:p>HangVTM</text:p>
          </table:table-cell>
          <table:covered-table-cell table:number-columns-repeated="2" table:style-name="ce50"/>
          <table:table-cell table:style-name="ce1" office:value-type="string" table:number-columns-spanned="4" table:number-rows-spanned="1">
            <text:p>Reviewer</text:p>
          </table:table-cell>
          <table:covered-table-cell table:number-columns-repeated="3" table:style-name="ce1"/>
          <table:table-cell table:style-name="ce50" office:value-type="string" table:number-columns-spanned="6" table:number-rows-spanned="1">
            <text:p>TuanCA</text:p>
          </table:table-cell>
          <table:covered-table-cell table:number-columns-repeated="5" table:style-name="ce50"/>
          <table:table-cell table:number-columns-repeated="987"/>
        </table:table-row>
        <table:table-row table:style-name="ro1">
          <table:covered-table-cell table:number-columns-repeated="21" table:style-name="ce1"/>
          <table:table-cell table:style-name="ce47" office:value-type="string" table:number-columns-spanned="16" table:number-rows-spanned="2">
            <text:p>Test Environment:</text:p>
            <text:p><text:span text:style-name="T1">- Server:</text:span></text:p>
            <text:p><text:span text:style-name="T1"/></text:p>
            <text:p><text:span text:style-name="T1">- Client:</text:span></text:p>
            <text:p><text:span text:style-name="T1"/></text:p>
            <text:p><text:span text:style-name="T1">- DB:</text:span></text:p>
            <text:p><text:span text:style-name="T1"/></text:p>
            <text:p><text:span text:style-name="T1">- Other:</text:span></text:p>
          </table:table-cell>
          <table:covered-table-cell table:number-columns-repeated="15" table:style-name="ce47"/>
          <table:table-cell table:number-columns-repeated="987"/>
        </table:table-row>
        <table:table-row table:style-name="ro2">
          <table:covered-table-cell table:number-columns-repeated="21" table:style-name="ce1"/>
          <table:covered-table-cell table:number-columns-repeated="16" table:style-name="ce47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Title</text:p>
          </table:table-cell>
          <table:covered-table-cell table:number-columns-repeated="2" table:style-name="ce3"/>
          <table:table-cell table:style-name="ce29" office:value-type="string" table:number-columns-spanned="34" table:number-rows-spanned="1">
            <text:p>The title should be clear, point out the purposes of these testcases in this sheet</text:p>
          </table:table-cell>
          <table:covered-table-cell table:number-columns-repeated="33" table:style-name="ce29"/>
          <table:table-cell table:number-columns-repeated="987"/>
        </table:table-row>
        <table:table-row table:style-name="ro3">
          <table:table-cell table:style-name="ce4" office:value-type="string" table:number-columns-spanned="21" table:number-rows-spanned="2">
            <text:p><text:s text:c="16"/></text:p>
            <text:p><text:s text:c="30"/>Test case ID</text:p>
            <text:p/>
            <text:p>Testing conditions/confirmations </text:p>
          </table:table-cell>
          <table:covered-table-cell table:number-columns-repeated="20" table:style-name="ce4"/>
          <table:table-cell table:style-name="ce48" office:value-type="string" table:number-columns-spanned="1" table:number-rows-spanned="2">
            <text:p>0001</text:p>
          </table:table-cell>
          <table:table-cell table:style-name="ce48" office:value-type="string" table:number-columns-spanned="1" table:number-rows-spanned="2">
            <text:p>0002</text:p>
          </table:table-cell>
          <table:table-cell table:style-name="ce48" office:value-type="string" table:number-columns-spanned="1" table:number-rows-spanned="2">
            <text:p>0003</text:p>
          </table:table-cell>
          <table:table-cell table:style-name="ce48" office:value-type="string" table:number-columns-spanned="1" table:number-rows-spanned="2">
            <text:p>0004</text:p>
          </table:table-cell>
          <table:table-cell table:style-name="ce48" office:value-type="string" table:number-columns-spanned="1" table:number-rows-spanned="2">
            <text:p>0005</text:p>
          </table:table-cell>
          <table:table-cell table:style-name="ce48" office:value-type="string" table:number-columns-spanned="1" table:number-rows-spanned="2">
            <text:p>0006</text:p>
          </table:table-cell>
          <table:table-cell table:style-name="ce48" office:value-type="string" table:number-columns-spanned="1" table:number-rows-spanned="2">
            <text:p>0007</text:p>
          </table:table-cell>
          <table:table-cell table:style-name="ce48" office:value-type="string" table:number-columns-spanned="1" table:number-rows-spanned="2">
            <text:p>0008</text:p>
          </table:table-cell>
          <table:table-cell table:style-name="ce48" office:value-type="string" table:number-columns-spanned="1" table:number-rows-spanned="2">
            <text:p>0009</text:p>
          </table:table-cell>
          <table:table-cell table:style-name="ce48" office:value-type="string" table:number-columns-spanned="1" table:number-rows-spanned="2">
            <text:p>0010</text:p>
          </table:table-cell>
          <table:table-cell table:style-name="ce48" office:value-type="string" table:number-columns-spanned="1" table:number-rows-spanned="2">
            <text:p>0011</text:p>
          </table:table-cell>
          <table:table-cell table:style-name="ce48" office:value-type="string" table:number-columns-spanned="1" table:number-rows-spanned="2">
            <text:p>0012</text:p>
          </table:table-cell>
          <table:table-cell table:style-name="ce48" office:value-type="string" table:number-columns-spanned="1" table:number-rows-spanned="2">
            <text:p>0013</text:p>
          </table:table-cell>
          <table:table-cell table:style-name="ce48" office:value-type="string" table:number-columns-spanned="1" table:number-rows-spanned="2">
            <text:p>0014</text:p>
          </table:table-cell>
          <table:table-cell table:style-name="ce48" office:value-type="string" table:number-columns-spanned="1" table:number-rows-spanned="2">
            <text:p>0015</text:p>
          </table:table-cell>
          <table:table-cell table:style-name="ce48" office:value-type="string" table:number-columns-spanned="1" table:number-rows-spanned="2">
            <text:p>0016</text:p>
          </table:table-cell>
          <table:table-cell table:style-name="ce48" office:value-type="string" table:number-columns-spanned="1" table:number-rows-spanned="2">
            <text:p>0017</text:p>
          </table:table-cell>
          <table:table-cell table:style-name="ce48" office:value-type="string" table:number-columns-spanned="1" table:number-rows-spanned="2">
            <text:p>0018</text:p>
          </table:table-cell>
          <table:table-cell table:style-name="ce48" office:value-type="string" table:number-columns-spanned="1" table:number-rows-spanned="2">
            <text:p>0019</text:p>
          </table:table-cell>
          <table:table-cell table:style-name="ce48" office:value-type="string" table:number-columns-spanned="1" table:number-rows-spanned="2">
            <text:p>0020</text:p>
          </table:table-cell>
          <table:table-cell table:style-name="ce48" office:value-type="string" table:number-columns-spanned="1" table:number-rows-spanned="2">
            <text:p>0021</text:p>
          </table:table-cell>
          <table:table-cell table:number-columns-repeated="982"/>
        </table:table-row>
        <table:table-row table:style-name="ro3">
          <table:covered-table-cell table:number-columns-repeated="21" table:style-name="ce4"/>
          <table:covered-table-cell table:number-columns-repeated="21" table:style-name="ce48"/>
          <table:table-cell table:number-columns-repeated="982"/>
        </table:table-row>
        <table:table-row table:style-name="ro1">
          <table:table-cell table:style-name="ce5" office:value-type="string">
            <text:p>Condition</text:p>
          </table:table-cell>
          <table:table-cell table:style-name="ce13" office:value-type="string">
            <text:p>Test conditions start from here</text:p>
          </table:table-cell>
          <table:table-cell table:style-name="ce21" table:number-columns-repeated="18"/>
          <table:table-cell table:style-name="ce44"/>
          <table:table-cell table:style-name="ce49" table:content-validation-name="val1" table:number-columns-repeated="21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2" office:value-type="string">
            <text:p>Check banner</text:p>
          </table:table-cell>
          <table:table-cell table:style-name="ce30" table:number-columns-repeated="17"/>
          <table:table-cell table:style-name="ce41"/>
          <table:table-cell table:style-name="ce50" table:content-validation-name="val1" office:value-type="string">
            <text:p>①</text:p>
          </table:table-cell>
          <table:table-cell table:style-name="ce50" table:content-validation-name="val1" table:number-columns-repeated="15"/>
          <table:table-cell table:style-name="ce42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2" office:value-type="string">
            <text:p>Check course combobox</text:p>
          </table:table-cell>
          <table:table-cell table:style-name="ce30" table:number-columns-repeated="17"/>
          <table:table-cell table:style-name="ce41"/>
          <table:table-cell table:style-name="ce50" table:content-validation-name="val1"/>
          <table:table-cell table:style-name="ce50" table:content-validation-name="val1" office:value-type="string">
            <text:p>②</text:p>
          </table:table-cell>
          <table:table-cell table:style-name="ce50" table:content-validation-name="val1" table:number-columns-repeated="14"/>
          <table:table-cell table:style-name="ce42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2" office:value-type="string">
            <text:p>Select <text:s/>“ “ in combobox</text:p>
          </table:table-cell>
          <table:table-cell table:style-name="ce30" table:number-columns-repeated="17"/>
          <table:table-cell table:style-name="ce41"/>
          <table:table-cell table:style-name="ce50" table:content-validation-name="val1" table:number-columns-repeated="2"/>
          <table:table-cell table:style-name="ce50" table:content-validation-name="val1" office:value-type="string">
            <text:p>③</text:p>
          </table:table-cell>
          <table:table-cell table:style-name="ce50" table:content-validation-name="val1" table:number-columns-repeated="13"/>
          <table:table-cell table:style-name="ce42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2" office:value-type="string">
            <text:p>Select one course name in combobox </text:p>
          </table:table-cell>
          <table:table-cell table:style-name="ce30" table:number-columns-repeated="17"/>
          <table:table-cell table:style-name="ce41"/>
          <table:table-cell table:style-name="ce50" table:content-validation-name="val1" table:number-columns-repeated="3"/>
          <table:table-cell table:style-name="ce50" table:content-validation-name="val1" office:value-type="string">
            <text:p>④</text:p>
          </table:table-cell>
          <table:table-cell table:style-name="ce50" table:content-validation-name="val1" table:number-columns-repeated="12"/>
          <table:table-cell table:style-name="ce42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3" office:value-type="string" table:number-columns-spanned="19" table:number-rows-spanned="1">
            <text:p>Check avatar user</text:p>
          </table:table-cell>
          <table:covered-table-cell table:number-columns-repeated="18" table:style-name="ce25"/>
          <table:table-cell table:style-name="ce50" table:content-validation-name="val1" table:number-columns-repeated="4"/>
          <table:table-cell table:style-name="ce50" table:content-validation-name="val1" office:value-type="string">
            <text:p>⑤</text:p>
          </table:table-cell>
          <table:table-cell table:style-name="ce50" table:content-validation-name="val1" table:number-columns-repeated="11"/>
          <table:table-cell table:style-name="ce42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3" office:value-type="string" table:number-columns-spanned="19" table:number-rows-spanned="1">
            <text:p>Check name name trainee</text:p>
          </table:table-cell>
          <table:covered-table-cell table:number-columns-repeated="18" table:style-name="ce25"/>
          <table:table-cell table:style-name="ce50" table:content-validation-name="val1" table:number-columns-repeated="5"/>
          <table:table-cell table:style-name="ce50" table:content-validation-name="val1" office:value-type="string">
            <text:p>⑥</text:p>
          </table:table-cell>
          <table:table-cell table:style-name="ce50" table:content-validation-name="val1" table:number-columns-repeated="10"/>
          <table:table-cell table:style-name="ce42" table:content-validation-name="val1" table:number-columns-repeated="5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4" office:value-type="string" table:number-columns-spanned="19" table:number-rows-spanned="1">
            <text:p>Click “user name” link</text:p>
          </table:table-cell>
          <table:covered-table-cell table:number-columns-repeated="18" table:style-name="ce25"/>
          <table:table-cell table:style-name="ce50" table:content-validation-name="val1" table:number-columns-repeated="6"/>
          <table:table-cell table:style-name="ce50" table:content-validation-name="val1" office:value-type="string">
            <text:p>⑦</text:p>
          </table:table-cell>
          <table:table-cell table:style-name="ce50" table:content-validation-name="val1" table:number-columns-repeated="10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3" office:value-type="string" table:number-columns-spanned="19" table:number-rows-spanned="1">
            <text:p>Check name current_course</text:p>
          </table:table-cell>
          <table:covered-table-cell table:number-columns-repeated="18" table:style-name="ce25"/>
          <table:table-cell table:style-name="ce50" table:content-validation-name="val1" table:number-columns-repeated="7"/>
          <table:table-cell table:style-name="ce50" table:content-validation-name="val1" office:value-type="string">
            <text:p>⑧</text:p>
          </table:table-cell>
          <table:table-cell table:style-name="ce50" table:content-validation-name="val1" table:number-columns-repeated="9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4" office:value-type="string" table:number-columns-spanned="19" table:number-rows-spanned="1">
            <text:p>Click “course name” link</text:p>
          </table:table-cell>
          <table:covered-table-cell table:number-columns-repeated="18" table:style-name="ce25"/>
          <table:table-cell table:style-name="ce50" table:content-validation-name="val1" table:number-columns-repeated="8"/>
          <table:table-cell table:style-name="ce50" table:content-validation-name="val1" office:value-type="string">
            <text:p>⑨</text:p>
          </table:table-cell>
          <table:table-cell table:style-name="ce50" table:content-validation-name="val1" table:number-columns-repeated="8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3" office:value-type="string" table:number-columns-spanned="19" table:number-rows-spanned="1">
            <text:p>Check status current_course</text:p>
          </table:table-cell>
          <table:covered-table-cell table:number-columns-repeated="18" table:style-name="ce25"/>
          <table:table-cell table:style-name="ce50" table:content-validation-name="val1" table:number-columns-repeated="9"/>
          <table:table-cell table:style-name="ce50" table:content-validation-name="val1" office:value-type="string">
            <text:p>①</text:p>
          </table:table-cell>
          <table:table-cell table:style-name="ce50" table:content-validation-name="val1" table:number-columns-repeated="7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3" office:value-type="string" table:number-columns-spanned="19" table:number-rows-spanned="1">
            <text:p>Check total subjects finished</text:p>
          </table:table-cell>
          <table:covered-table-cell table:number-columns-repeated="18" table:style-name="ce25"/>
          <table:table-cell table:style-name="ce50" table:content-validation-name="val1" table:number-columns-repeated="10"/>
          <table:table-cell table:style-name="ce50" table:content-validation-name="val1" office:value-type="string">
            <text:p>②</text:p>
          </table:table-cell>
          <table:table-cell table:style-name="ce50" table:content-validation-name="val1" table:number-columns-repeated="6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3" office:value-type="string" table:number-columns-spanned="19" table:number-rows-spanned="1">
            <text:p>Check button delete</text:p>
          </table:table-cell>
          <table:covered-table-cell table:number-columns-repeated="18" table:style-name="ce25"/>
          <table:table-cell table:style-name="ce50" table:content-validation-name="val1" table:number-columns-repeated="11"/>
          <table:table-cell table:style-name="ce50" table:content-validation-name="val1" office:value-type="string">
            <text:p>③</text:p>
          </table:table-cell>
          <table:table-cell table:style-name="ce50" table:content-validation-name="val1" table:number-columns-repeated="5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office:value-type="string" table:number-columns-spanned="19" table:number-rows-spanned="1">
            <text:p>Paginate all trainees is not valid</text:p>
          </table:table-cell>
          <table:covered-table-cell table:number-columns-repeated="18" table:style-name="ce25"/>
          <table:table-cell table:style-name="ce50" table:content-validation-name="val1" table:number-columns-repeated="12"/>
          <table:table-cell table:style-name="ce50" table:content-validation-name="val1" office:value-type="string">
            <text:p>④</text:p>
          </table:table-cell>
          <table:table-cell table:style-name="ce50" table:content-validation-name="val1" table:number-columns-repeated="4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6" office:value-type="string" table:number-columns-spanned="19" table:number-rows-spanned="1">
            <text:p>Paginate list trainees by course is not valid</text:p>
          </table:table-cell>
          <table:covered-table-cell table:number-columns-repeated="18" table:style-name="ce25"/>
          <table:table-cell table:style-name="ce50" table:content-validation-name="val1" table:number-columns-repeated="13"/>
          <table:table-cell table:style-name="ce50" table:content-validation-name="val1" office:value-type="string">
            <text:p>⑤</text:p>
          </table:table-cell>
          <table:table-cell table:style-name="ce50" table:content-validation-name="val1" table:number-columns-repeated="3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6" office:value-type="string" table:number-columns-spanned="19" table:number-rows-spanned="1">
            <text:p>Can view “all trainees page” when not sign in</text:p>
          </table:table-cell>
          <table:covered-table-cell table:number-columns-repeated="18" table:style-name="ce25"/>
          <table:table-cell table:style-name="ce50" table:content-validation-name="val1" table:number-columns-repeated="14"/>
          <table:table-cell table:style-name="ce50" table:content-validation-name="val1" office:value-type="string">
            <text:p>⑥</text:p>
          </table:table-cell>
          <table:table-cell table:style-name="ce50" table:content-validation-name="val1" table:number-columns-repeated="2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6" office:value-type="string" table:number-columns-spanned="19" table:number-rows-spanned="1">
            <text:p>Can view “all trainees page” after sign in</text:p>
          </table:table-cell>
          <table:covered-table-cell table:number-columns-repeated="18" table:style-name="ce25"/>
          <table:table-cell table:style-name="ce50" table:content-validation-name="val1" table:number-columns-repeated="13"/>
          <table:table-cell table:style-name="ce42" table:content-validation-name="val1" table:number-columns-repeated="2"/>
          <table:table-cell table:style-name="ce50" table:content-validation-name="val1" office:value-type="string">
            <text:p>⑦</text:p>
          </table:table-cell>
          <table:table-cell table:style-name="ce50" table:content-validation-name="val1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6" office:value-type="string" table:number-columns-spanned="19" table:number-rows-spanned="1">
            <text:p>Check number trainee per page</text:p>
          </table:table-cell>
          <table:covered-table-cell table:number-columns-repeated="18" table:style-name="ce25"/>
          <table:table-cell table:style-name="ce50" table:content-validation-name="val1" table:number-columns-repeated="13"/>
          <table:table-cell table:style-name="ce42" table:content-validation-name="val1" table:number-columns-repeated="2"/>
          <table:table-cell table:style-name="ce50" table:content-validation-name="val1"/>
          <table:table-cell table:style-name="ce50" table:content-validation-name="val1" office:value-type="string">
            <text:p>⑧</text:p>
          </table:table-cell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table:number-columns-spanned="19" table:number-rows-spanned="1"/>
          <table:covered-table-cell table:number-columns-repeated="18" table:style-name="ce25"/>
          <table:table-cell table:style-name="ce50" table:content-validation-name="val1" table:number-columns-repeated="13"/>
          <table:table-cell table:style-name="ce42" table:content-validation-name="val1" table:number-columns-repeated="2"/>
          <table:table-cell table:style-name="ce50" table:content-validation-name="val1" table:number-columns-repeated="2"/>
          <table:table-cell table:style-name="ce50" table:number-columns-repeated="3"/>
          <table:table-cell table:style-name="ce50" table:content-validation-name="val1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table:number-columns-spanned="19" table:number-rows-spanned="1"/>
          <table:covered-table-cell table:number-columns-repeated="18" table:style-name="ce25"/>
          <table:table-cell table:style-name="ce50" table:content-validation-name="val1" table:number-columns-repeated="13"/>
          <table:table-cell table:style-name="ce42" table:content-validation-name="val1" table:number-columns-repeated="2"/>
          <table:table-cell table:style-name="ce50" table:content-validation-name="val1" table:number-columns-repeated="2"/>
          <table:table-cell table:style-name="ce50" table:number-columns-repeated="3"/>
          <table:table-cell table:style-name="ce50" table:content-validation-name="val1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table:number-columns-spanned="19" table:number-rows-spanned="1"/>
          <table:covered-table-cell table:number-columns-repeated="18" table:style-name="ce25"/>
          <table:table-cell table:style-name="ce50" table:content-validation-name="val1" table:number-columns-repeated="13"/>
          <table:table-cell table:style-name="ce42" table:content-validation-name="val1" table:number-columns-repeated="2"/>
          <table:table-cell table:style-name="ce50" table:content-validation-name="val1" table:number-columns-repeated="2"/>
          <table:table-cell table:style-name="ce50" table:number-columns-repeated="3"/>
          <table:table-cell table:style-name="ce50" table:content-validation-name="val1"/>
          <table:table-cell table:number-columns-repeated="982"/>
        </table:table-row>
        <table:table-row table:style-name="ro1">
          <table:table-cell table:style-name="ce6" office:value-type="string">
            <text:p>Confirm</text:p>
          </table:table-cell>
          <table:table-cell table:style-name="ce16" office:value-type="string">
            <text:p>Expected Outputs starts from here</text:p>
          </table:table-cell>
          <table:table-cell table:style-name="ce27" table:number-columns-repeated="18"/>
          <table:table-cell table:style-name="ce45"/>
          <table:table-cell table:style-name="ce51" table:content-validation-name="val1" table:number-columns-repeated="21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2" office:value-type="string">
            <text:p>Display banner “All Trainee”</text:p>
          </table:table-cell>
          <table:table-cell table:style-name="ce30" table:number-columns-repeated="17"/>
          <table:table-cell table:style-name="ce41"/>
          <table:table-cell table:style-name="ce50" table:content-validation-name="val1" office:value-type="string">
            <text:p>①</text:p>
          </table:table-cell>
          <table:table-cell table:style-name="ce50" table:content-validation-name="val1" table:number-columns-repeated="15"/>
          <table:table-cell table:style-name="ce42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2" office:value-type="string">
            <text:p>Display all course name and “ ”</text:p>
          </table:table-cell>
          <table:table-cell table:style-name="ce30" table:number-columns-repeated="17"/>
          <table:table-cell table:style-name="ce41"/>
          <table:table-cell table:style-name="ce50" table:content-validation-name="val1"/>
          <table:table-cell table:style-name="ce50" table:content-validation-name="val1" office:value-type="string">
            <text:p>②</text:p>
          </table:table-cell>
          <table:table-cell table:style-name="ce50" table:content-validation-name="val1" table:number-columns-repeated="14"/>
          <table:table-cell table:style-name="ce42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2" office:value-type="string">
            <text:p>Display all trainee on system</text:p>
          </table:table-cell>
          <table:table-cell table:style-name="ce30" table:number-columns-repeated="17"/>
          <table:table-cell table:style-name="ce41"/>
          <table:table-cell table:style-name="ce50" table:content-validation-name="val1" table:number-columns-repeated="2"/>
          <table:table-cell table:style-name="ce50" table:content-validation-name="val1" office:value-type="string">
            <text:p>③</text:p>
          </table:table-cell>
          <table:table-cell table:style-name="ce50" table:content-validation-name="val1" table:number-columns-repeated="13"/>
          <table:table-cell table:style-name="ce42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2" office:value-type="string">
            <text:p>Display list trainees by this course correct according to DB</text:p>
          </table:table-cell>
          <table:table-cell table:style-name="ce30" table:number-columns-repeated="17"/>
          <table:table-cell table:style-name="ce41"/>
          <table:table-cell table:style-name="ce50" table:content-validation-name="val1" table:number-columns-repeated="3"/>
          <table:table-cell table:style-name="ce50" table:content-validation-name="val1" office:value-type="string">
            <text:p>④</text:p>
          </table:table-cell>
          <table:table-cell table:style-name="ce50" table:content-validation-name="val1" table:number-columns-repeated="12"/>
          <table:table-cell table:style-name="ce42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3" office:value-type="string" table:number-columns-spanned="19" table:number-rows-spanned="1">
            <text:p>Display correct avatar of trainee</text:p>
          </table:table-cell>
          <table:covered-table-cell table:number-columns-repeated="18" table:style-name="ce25"/>
          <table:table-cell table:style-name="ce50" table:content-validation-name="val1" table:number-columns-repeated="4"/>
          <table:table-cell table:style-name="ce50" table:content-validation-name="val1" office:value-type="string">
            <text:p>⑤</text:p>
          </table:table-cell>
          <table:table-cell table:style-name="ce50" table:content-validation-name="val1" table:number-columns-repeated="11"/>
          <table:table-cell table:style-name="ce42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3" office:value-type="string" table:number-columns-spanned="19" table:number-rows-spanned="1">
            <text:p>Display correct name of trainee and name is link to</text:p>
          </table:table-cell>
          <table:covered-table-cell table:number-columns-repeated="18" table:style-name="ce25"/>
          <table:table-cell table:style-name="ce50" table:content-validation-name="val1" table:number-columns-repeated="5"/>
          <table:table-cell table:style-name="ce50" table:content-validation-name="val1" office:value-type="string">
            <text:p>⑥</text:p>
          </table:table-cell>
          <table:table-cell table:style-name="ce50" table:content-validation-name="val1" table:number-columns-repeated="10"/>
          <table:table-cell table:style-name="ce42" table:content-validation-name="val1" table:number-columns-repeated="5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4" office:value-type="string" table:number-columns-spanned="19" table:number-rows-spanned="1">
            <text:p>Direct to View trainee profile page</text:p>
          </table:table-cell>
          <table:covered-table-cell table:number-columns-repeated="18" table:style-name="ce25"/>
          <table:table-cell table:style-name="ce50" table:content-validation-name="val1" table:number-columns-repeated="6"/>
          <table:table-cell table:style-name="ce50" table:content-validation-name="val1" office:value-type="string">
            <text:p>⑦</text:p>
          </table:table-cell>
          <table:table-cell table:style-name="ce50" table:content-validation-name="val1" table:number-columns-repeated="10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3" office:value-type="string" table:number-columns-spanned="19" table:number-rows-spanned="1">
            <text:p>Display correct curent_course name and it is link to</text:p>
          </table:table-cell>
          <table:covered-table-cell table:number-columns-repeated="18" table:style-name="ce25"/>
          <table:table-cell table:style-name="ce50" table:content-validation-name="val1" table:number-columns-repeated="7"/>
          <table:table-cell table:style-name="ce50" table:content-validation-name="val1" office:value-type="string">
            <text:p>⑧</text:p>
          </table:table-cell>
          <table:table-cell table:style-name="ce50" table:content-validation-name="val1" table:number-columns-repeated="9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3" office:value-type="string" table:number-columns-spanned="19" table:number-rows-spanned="1">
            <text:p>Direct to page View profile course</text:p>
          </table:table-cell>
          <table:covered-table-cell table:number-columns-repeated="18" table:style-name="ce25"/>
          <table:table-cell table:style-name="ce50" table:content-validation-name="val1" table:number-columns-repeated="8"/>
          <table:table-cell table:style-name="ce50" table:content-validation-name="val1" office:value-type="string">
            <text:p>⑨</text:p>
          </table:table-cell>
          <table:table-cell table:style-name="ce50" table:content-validation-name="val1" table:number-columns-repeated="8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5">
          <table:table-cell table:style-name="ce6"/>
          <table:table-cell table:style-name="ce15"/>
          <table:table-cell table:style-name="ce28" office:value-type="string" table:number-columns-spanned="19" table:number-rows-spanned="1">
            <text:p>Display status: “start” if <text:s/>current_course is new <text:s text:c="64"/><text:s text:c="8"/>status: “traning” if current_course is tranning and not finish <text:s text:c="37"/><text:s text:c="7"/>status: “ finish” if current_course is finished</text:p>
          </table:table-cell>
          <table:covered-table-cell table:number-columns-repeated="18" table:style-name="ce25"/>
          <table:table-cell table:style-name="ce50" table:content-validation-name="val1" table:number-columns-repeated="9"/>
          <table:table-cell table:style-name="ce50" table:content-validation-name="val1" office:value-type="string">
            <text:p>①</text:p>
          </table:table-cell>
          <table:table-cell table:style-name="ce50" table:content-validation-name="val1" table:number-columns-repeated="7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3" office:value-type="string" table:number-columns-spanned="19" table:number-rows-spanned="1">
            <text:p>Display total subjects finished of trainee</text:p>
          </table:table-cell>
          <table:covered-table-cell table:number-columns-repeated="18" table:style-name="ce25"/>
          <table:table-cell table:style-name="ce50" table:content-validation-name="val1" table:number-columns-repeated="10"/>
          <table:table-cell table:style-name="ce50" table:content-validation-name="val1" office:value-type="string">
            <text:p>②</text:p>
          </table:table-cell>
          <table:table-cell table:style-name="ce50" table:content-validation-name="val1" table:number-columns-repeated="6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6">
          <table:table-cell table:style-name="ce6"/>
          <table:table-cell table:style-name="ce15"/>
          <table:table-cell table:style-name="ce23" office:value-type="string" table:number-columns-spanned="19" table:number-rows-spanned="1">
            <text:p>Display messages “Are you sure?” and 2 button “Ok” “Cancel”</text:p>
          </table:table-cell>
          <table:covered-table-cell table:number-columns-repeated="18" table:style-name="ce25"/>
          <table:table-cell table:style-name="ce50" table:content-validation-name="val1" table:number-columns-repeated="11"/>
          <table:table-cell table:style-name="ce50" table:content-validation-name="val1" office:value-type="string">
            <text:p>③</text:p>
          </table:table-cell>
          <table:table-cell table:style-name="ce50" table:content-validation-name="val1" table:number-columns-repeated="5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office:value-type="string" table:number-columns-spanned="19" table:number-rows-spanned="1">
            <text:p>Paginate all trainees is vaild</text:p>
          </table:table-cell>
          <table:covered-table-cell table:number-columns-repeated="18" table:style-name="ce25"/>
          <table:table-cell table:style-name="ce50" table:content-validation-name="val1" table:number-columns-repeated="12"/>
          <table:table-cell table:style-name="ce50" table:content-validation-name="val1" office:value-type="string">
            <text:p>④</text:p>
          </table:table-cell>
          <table:table-cell table:style-name="ce50" table:content-validation-name="val1" table:number-columns-repeated="4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6" office:value-type="string" table:number-columns-spanned="19" table:number-rows-spanned="1">
            <text:p>Paginate list trainees by course is vaild</text:p>
          </table:table-cell>
          <table:covered-table-cell table:number-columns-repeated="18" table:style-name="ce25"/>
          <table:table-cell table:style-name="ce50" table:content-validation-name="val1" table:number-columns-repeated="13"/>
          <table:table-cell table:style-name="ce50" table:content-validation-name="val1" office:value-type="string">
            <text:p>⑤</text:p>
          </table:table-cell>
          <table:table-cell table:style-name="ce50" table:content-validation-name="val1" table:number-columns-repeated="3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6" office:value-type="string" table:number-columns-spanned="19" table:number-rows-spanned="1">
            <text:p>Can't view “all trainees page” when not sign in</text:p>
          </table:table-cell>
          <table:covered-table-cell table:number-columns-repeated="18" table:style-name="ce25"/>
          <table:table-cell table:style-name="ce50" table:content-validation-name="val1" table:number-columns-repeated="14"/>
          <table:table-cell table:style-name="ce50" table:content-validation-name="val1" office:value-type="string">
            <text:p>⑥</text:p>
          </table:table-cell>
          <table:table-cell table:style-name="ce50" table:content-validation-name="val1" table:number-columns-repeated="2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office:value-type="string" table:number-columns-spanned="19" table:number-rows-spanned="1">
            <text:p>Can view “all trainees page” after signed in as supervisor (not trainee) </text:p>
          </table:table-cell>
          <table:covered-table-cell table:number-columns-repeated="18" table:style-name="ce25"/>
          <table:table-cell table:style-name="ce50" table:content-validation-name="val1" table:number-columns-repeated="15"/>
          <table:table-cell table:style-name="ce50" table:content-validation-name="val1" office:value-type="string">
            <text:p>⑦</text:p>
          </table:table-cell>
          <table:table-cell table:style-name="ce50" table:content-validation-name="val1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office:value-type="string" table:number-columns-spanned="19" table:number-rows-spanned="1">
            <text:p>Check 10 trainees per page</text:p>
          </table:table-cell>
          <table:covered-table-cell table:number-columns-repeated="18" table:style-name="ce25"/>
          <table:table-cell table:style-name="ce50" table:content-validation-name="val1" table:number-columns-repeated="16"/>
          <table:table-cell table:style-name="ce50" table:content-validation-name="val1" office:value-type="string">
            <text:p>⑧</text:p>
          </table:table-cell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table:number-columns-spanned="19" table:number-rows-spanned="1"/>
          <table:covered-table-cell table:number-columns-repeated="18" table:style-name="ce25"/>
          <table:table-cell table:style-name="ce50" table:content-validation-name="val1" table:number-columns-repeated="21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table:number-columns-spanned="19" table:number-rows-spanned="1"/>
          <table:covered-table-cell table:number-columns-repeated="18" table:style-name="ce25"/>
          <table:table-cell table:style-name="ce50" table:content-validation-name="val1" table:number-columns-repeated="21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table:number-columns-spanned="19" table:number-rows-spanned="1"/>
          <table:covered-table-cell table:number-columns-repeated="18" table:style-name="ce25"/>
          <table:table-cell table:style-name="ce50" table:content-validation-name="val1" table:number-columns-repeated="21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table:number-columns-spanned="19" table:number-rows-spanned="1"/>
          <table:covered-table-cell table:number-columns-repeated="18" table:style-name="ce25"/>
          <table:table-cell table:style-name="ce50" table:content-validation-name="val1" table:number-columns-repeated="21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table:number-columns-spanned="19" table:number-rows-spanned="1"/>
          <table:covered-table-cell table:number-columns-repeated="18" table:style-name="ce25"/>
          <table:table-cell table:style-name="ce50" table:content-validation-name="val1" table:number-columns-repeated="17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table:number-columns-spanned="19" table:number-rows-spanned="1"/>
          <table:covered-table-cell table:number-columns-repeated="18" table:style-name="ce25"/>
          <table:table-cell table:style-name="ce50" table:content-validation-name="val1" table:number-columns-repeated="17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table:number-columns-spanned="19" table:number-rows-spanned="1"/>
          <table:covered-table-cell table:number-columns-repeated="18" table:style-name="ce25"/>
          <table:table-cell table:style-name="ce50" table:content-validation-name="val1" table:number-columns-repeated="17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table:number-columns-spanned="19" table:number-rows-spanned="1"/>
          <table:covered-table-cell table:number-columns-repeated="18" table:style-name="ce25"/>
          <table:table-cell table:style-name="ce50" table:content-validation-name="val1" table:number-columns-repeated="17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table:number-columns-spanned="19" table:number-rows-spanned="1"/>
          <table:covered-table-cell table:number-columns-repeated="18" table:style-name="ce25"/>
          <table:table-cell table:style-name="ce50" table:content-validation-name="val1" table:number-columns-repeated="21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table:number-columns-spanned="19" table:number-rows-spanned="1"/>
          <table:covered-table-cell table:number-columns-repeated="18" table:style-name="ce25"/>
          <table:table-cell table:style-name="ce50" table:content-validation-name="val1" table:number-columns-repeated="21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table:number-columns-spanned="19" table:number-rows-spanned="1"/>
          <table:covered-table-cell table:number-columns-repeated="18" table:style-name="ce25"/>
          <table:table-cell table:style-name="ce50" table:content-validation-name="val1" table:number-columns-repeated="17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table:number-columns-spanned="18" table:number-rows-spanned="1"/>
          <table:covered-table-cell table:number-columns-repeated="17" table:style-name="ce25"/>
          <table:table-cell table:style-name="ce25"/>
          <table:table-cell table:style-name="ce50" table:content-validation-name="val1" table:number-columns-repeated="17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table:number-columns-spanned="18" table:number-rows-spanned="1"/>
          <table:covered-table-cell table:number-columns-repeated="17" table:style-name="ce25"/>
          <table:table-cell table:style-name="ce25"/>
          <table:table-cell table:style-name="ce50" table:content-validation-name="val1" table:number-columns-repeated="17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1">
          <table:table-cell table:style-name="ce6"/>
          <table:table-cell table:style-name="ce15"/>
          <table:table-cell table:style-name="ce25" table:number-columns-spanned="19" table:number-rows-spanned="1"/>
          <table:covered-table-cell table:number-columns-repeated="18" table:style-name="ce25"/>
          <table:table-cell table:style-name="ce50" table:content-validation-name="val1" table:number-columns-repeated="18"/>
          <table:table-cell table:style-name="ce50"/>
          <table:table-cell table:style-name="ce50" table:content-validation-name="val1" table:number-columns-repeated="2"/>
          <table:table-cell table:number-columns-repeated="982"/>
        </table:table-row>
        <table:table-row table:style-name="ro7">
          <table:table-cell table:style-name="ce7" office:value-type="string" table:number-columns-spanned="21" table:number-rows-spanned="1">
            <text:p>Code type: 　N: Normal　A:Abnormal　B:Boundary.limitation　E:Other</text:p>
          </table:table-cell>
          <table:covered-table-cell table:number-columns-repeated="20" table:style-name="ce7"/>
          <table:table-cell table:number-columns-repeated="20" table:style-name="ce52" table:content-validation-name="val2" office:value-type="string">
            <text:p>A</text:p>
          </table:table-cell>
          <table:table-cell table:style-name="ce52" table:content-validation-name="val2"/>
          <table:table-cell table:number-columns-repeated="982"/>
        </table:table-row>
        <table:table-row table:style-name="ro1">
          <table:table-cell table:style-name="ce8" office:value-type="string" table:number-columns-spanned="5" table:number-rows-spanned="2">
            <text:p>Function name</text:p>
          </table:table-cell>
          <table:covered-table-cell table:number-columns-repeated="4" table:style-name="ce8"/>
          <table:table-cell table:style-name="ce31" office:value-type="string" table:number-columns-spanned="11" table:number-rows-spanned="2">
            <text:p>State the function name which the PCL sheet is created for.</text:p>
          </table:table-cell>
          <table:covered-table-cell table:number-columns-repeated="10" table:style-name="ce31"/>
          <table:table-cell table:style-name="ce42" office:value-type="string" table:number-columns-spanned="5" table:number-rows-spanned="2">
            <text:p>Date</text:p>
          </table:table-cell>
          <table:covered-table-cell table:number-columns-repeated="4" table:style-name="ce42"/>
          <table:table-cell table:style-name="ce53" office:value-type="string" table:number-columns-spanned="1" table:number-rows-spanned="2">
            <text:p>21/11/2013</text:p>
          </table:table-cell>
          <table:table-cell table:style-name="ce53" office:value-type="string" table:number-columns-spanned="1" table:number-rows-spanned="2">
            <text:p>21/11/2013</text:p>
          </table:table-cell>
          <table:table-cell table:style-name="ce53" office:value-type="string" table:number-columns-spanned="1" table:number-rows-spanned="2">
            <text:p>21/11/2013</text:p>
          </table:table-cell>
          <table:table-cell table:style-name="ce53" office:value-type="string" table:number-columns-spanned="1" table:number-rows-spanned="2">
            <text:p>21/11/2013</text:p>
          </table:table-cell>
          <table:table-cell table:style-name="ce53" office:value-type="string" table:number-columns-spanned="1" table:number-rows-spanned="2">
            <text:p>21/11/2013</text:p>
          </table:table-cell>
          <table:table-cell table:style-name="ce53" office:value-type="string" table:number-columns-spanned="1" table:number-rows-spanned="2">
            <text:p>21/11/2013</text:p>
          </table:table-cell>
          <table:table-cell table:style-name="ce53" office:value-type="string" table:number-columns-spanned="1" table:number-rows-spanned="2">
            <text:p>21/11/2013</text:p>
          </table:table-cell>
          <table:table-cell table:style-name="ce53" office:value-type="string" table:number-columns-spanned="1" table:number-rows-spanned="2">
            <text:p>21/11/2013</text:p>
          </table:table-cell>
          <table:table-cell table:style-name="ce53" office:value-type="string" table:number-columns-spanned="1" table:number-rows-spanned="2">
            <text:p>21/11/2013</text:p>
          </table:table-cell>
          <table:table-cell table:style-name="ce53" office:value-type="string" table:number-columns-spanned="1" table:number-rows-spanned="2">
            <text:p>21/11/2013</text:p>
          </table:table-cell>
          <table:table-cell table:style-name="ce53" office:value-type="string" table:number-columns-spanned="1" table:number-rows-spanned="2">
            <text:p>21/11/2013</text:p>
          </table:table-cell>
          <table:table-cell table:style-name="ce53" office:value-type="string" table:number-columns-spanned="1" table:number-rows-spanned="2">
            <text:p>21/11/2013</text:p>
          </table:table-cell>
          <table:table-cell table:style-name="ce53" office:value-type="string" table:number-columns-spanned="1" table:number-rows-spanned="2">
            <text:p>21/11/2013</text:p>
          </table:table-cell>
          <table:table-cell table:style-name="ce53" office:value-type="string" table:number-columns-spanned="1" table:number-rows-spanned="2">
            <text:p>21/11/2013</text:p>
          </table:table-cell>
          <table:table-cell table:style-name="ce53" office:value-type="string" table:number-columns-spanned="1" table:number-rows-spanned="2">
            <text:p>21/11/2013</text:p>
          </table:table-cell>
          <table:table-cell table:style-name="ce53" office:value-type="string" table:number-columns-spanned="1" table:number-rows-spanned="2">
            <text:p>21/11/2013</text:p>
          </table:table-cell>
          <table:table-cell table:style-name="ce53" office:value-type="string" table:number-columns-spanned="1" table:number-rows-spanned="2">
            <text:p>21/11/2013</text:p>
          </table:table-cell>
          <table:table-cell table:style-name="ce53" office:value-type="string" table:number-columns-spanned="1" table:number-rows-spanned="2">
            <text:p>21/11/2013</text:p>
          </table:table-cell>
          <table:table-cell table:style-name="ce53" office:value-type="string" table:number-columns-spanned="1" table:number-rows-spanned="2">
            <text:p>21/11/2013</text:p>
          </table:table-cell>
          <table:table-cell table:style-name="ce53" office:value-type="string" table:number-columns-spanned="1" table:number-rows-spanned="2">
            <text:p>21/11/2013</text:p>
          </table:table-cell>
          <table:table-cell table:style-name="ce53" table:number-columns-spanned="1" table:number-rows-spanned="2"/>
          <table:table-cell table:number-columns-repeated="982"/>
        </table:table-row>
        <table:table-row table:style-name="ro8">
          <table:covered-table-cell table:number-columns-repeated="5" table:style-name="ce8"/>
          <table:covered-table-cell table:number-columns-repeated="11" table:style-name="ce31"/>
          <table:covered-table-cell table:number-columns-repeated="5" table:style-name="ce42"/>
          <table:covered-table-cell table:number-columns-repeated="21" table:style-name="ce53"/>
          <table:table-cell table:number-columns-repeated="982"/>
        </table:table-row>
        <table:table-row table:style-name="ro9">
          <table:table-cell table:style-name="ce9"/>
          <table:table-cell table:style-name="ce17" table:number-columns-repeated="4"/>
          <table:table-cell table:style-name="ce32" table:number-columns-repeated="7"/>
          <table:table-cell table:style-name="ce36" table:number-columns-repeated="3"/>
          <table:table-cell table:style-name="ce40"/>
          <table:table-cell table:style-name="ce43" office:value-type="string" table:number-columns-spanned="5" table:number-rows-spanned="1">
            <text:p>Executor</text:p>
          </table:table-cell>
          <table:covered-table-cell table:number-columns-repeated="4" table:style-name="ce43"/>
          <table:table-cell table:number-columns-repeated="20" table:style-name="ce54" office:value-type="string">
            <text:p>LAN DT</text:p>
          </table:table-cell>
          <table:table-cell table:style-name="ce54"/>
          <table:table-cell table:number-columns-repeated="982"/>
        </table:table-row>
        <table:table-row table:style-name="ro1">
          <table:table-cell table:style-name="ce10"/>
          <table:table-cell table:style-name="ce18" table:number-columns-repeated="10"/>
          <table:table-cell table:style-name="ce33"/>
          <table:table-cell table:style-name="ce37" office:value-type="string">
            <text:p>Item no</text:p>
          </table:table-cell>
          <table:table-cell table:style-name="ce30" table:number-columns-repeated="2"/>
          <table:table-cell table:style-name="ce41"/>
          <table:table-cell table:style-name="ce37"/>
          <table:table-cell table:style-name="ce30" table:number-columns-repeated="3"/>
          <table:table-cell table:style-name="ce41"/>
          <table:table-cell table:style-name="ce46" table:number-columns-repeated="21"/>
          <table:table-cell table:number-columns-repeated="982"/>
        </table:table-row>
        <table:table-row table:style-name="ro1">
          <table:table-cell table:style-name="ce11"/>
          <table:table-cell table:style-name="ce19" table:number-columns-repeated="10"/>
          <table:table-cell table:style-name="ce34"/>
          <table:table-cell table:style-name="ce38" office:value-type="string" table:number-columns-spanned="1" table:number-rows-spanned="4">
            <text:p>Test result</text:p>
          </table:table-cell>
          <table:table-cell table:style-name="ce39" office:value-type="float" office:value="1" table:number-columns-spanned="3" table:number-rows-spanned="1">
            <text:p>1</text:p>
          </table:table-cell>
          <table:covered-table-cell table:number-columns-repeated="2" table:style-name="ce39"/>
          <table:table-cell table:style-name="ce3" office:value-type="string" table:number-columns-spanned="4" table:number-rows-spanned="1">
            <text:p>Normal</text:p>
          </table:table-cell>
          <table:covered-table-cell table:number-columns-repeated="3" table:style-name="ce3"/>
          <table:table-cell table:style-name="ce46" table:formula="of:=COUNTIF([.V61:.AK61];&quot;N&quot;)" office:value-type="float" office:value="0">
            <text:p>0</text:p>
          </table:table-cell>
          <table:table-cell table:style-name="ce46" table:number-columns-repeated="21"/>
          <table:table-cell table:number-columns-repeated="982"/>
        </table:table-row>
        <table:table-row table:style-name="ro1">
          <table:table-cell table:style-name="ce11"/>
          <table:table-cell table:style-name="ce19" table:number-columns-repeated="10"/>
          <table:table-cell table:style-name="ce34"/>
          <table:covered-table-cell table:style-name="ce38"/>
          <table:table-cell table:style-name="ce39" office:value-type="float" office:value="2" table:number-columns-spanned="3" table:number-rows-spanned="1">
            <text:p>2</text:p>
          </table:table-cell>
          <table:covered-table-cell table:number-columns-repeated="2" table:style-name="ce39"/>
          <table:table-cell table:style-name="ce3" office:value-type="string" table:number-columns-spanned="4" table:number-rows-spanned="1">
            <text:p>Abnormal</text:p>
          </table:table-cell>
          <table:covered-table-cell table:number-columns-repeated="3" table:style-name="ce3"/>
          <table:table-cell table:style-name="ce46" table:formula="of:=COUNTIF([.V61:.AK61];&quot;A&quot;)" office:value-type="float" office:value="16">
            <text:p>16</text:p>
          </table:table-cell>
          <table:table-cell table:style-name="ce46" table:number-columns-repeated="21"/>
          <table:table-cell table:number-columns-repeated="982"/>
        </table:table-row>
        <table:table-row table:style-name="ro1">
          <table:table-cell table:style-name="ce11"/>
          <table:table-cell table:style-name="ce19" table:number-columns-repeated="10"/>
          <table:table-cell table:style-name="ce34"/>
          <table:covered-table-cell table:style-name="ce38"/>
          <table:table-cell table:style-name="ce39" office:value-type="float" office:value="3" table:number-columns-spanned="3" table:number-rows-spanned="1">
            <text:p>3</text:p>
          </table:table-cell>
          <table:covered-table-cell table:number-columns-repeated="2" table:style-name="ce39"/>
          <table:table-cell table:style-name="ce3" office:value-type="string" table:number-columns-spanned="4" table:number-rows-spanned="1">
            <text:p>Boundary/limitation</text:p>
          </table:table-cell>
          <table:covered-table-cell table:number-columns-repeated="3" table:style-name="ce3"/>
          <table:table-cell table:style-name="ce46" table:formula="of:=COUNTIF([.V61:.AK61];&quot;B&quot;)" office:value-type="float" office:value="0">
            <text:p>0</text:p>
          </table:table-cell>
          <table:table-cell table:style-name="ce46" table:number-columns-repeated="21"/>
          <table:table-cell table:number-columns-repeated="982"/>
        </table:table-row>
        <table:table-row table:style-name="ro1">
          <table:table-cell table:style-name="ce11"/>
          <table:table-cell table:style-name="ce19" table:number-columns-repeated="10"/>
          <table:table-cell table:style-name="ce34"/>
          <table:covered-table-cell table:style-name="ce38"/>
          <table:table-cell table:style-name="ce39" office:value-type="float" office:value="4" table:number-columns-spanned="3" table:number-rows-spanned="1">
            <text:p>4</text:p>
          </table:table-cell>
          <table:covered-table-cell table:number-columns-repeated="2" table:style-name="ce39"/>
          <table:table-cell table:style-name="ce3" office:value-type="string" table:number-columns-spanned="4" table:number-rows-spanned="1">
            <text:p>Other</text:p>
          </table:table-cell>
          <table:covered-table-cell table:number-columns-repeated="3" table:style-name="ce3"/>
          <table:table-cell table:style-name="ce46" table:formula="of:=COUNTIF([.V61:.AK61];&quot;E&quot;)" office:value-type="float" office:value="0">
            <text:p>0</text:p>
          </table:table-cell>
          <table:table-cell table:style-name="ce46" table:number-columns-repeated="21"/>
          <table:table-cell table:number-columns-repeated="982"/>
        </table:table-row>
        <table:table-row table:style-name="ro1">
          <table:table-cell table:style-name="ce12"/>
          <table:table-cell table:style-name="ce20" table:number-columns-repeated="10"/>
          <table:table-cell table:style-name="ce35"/>
          <table:table-cell table:style-name="ce37"/>
          <table:table-cell table:style-name="ce30" table:number-columns-repeated="2"/>
          <table:table-cell table:style-name="ce41"/>
          <table:table-cell table:style-name="ce3" office:value-type="string" table:number-columns-spanned="4" table:number-rows-spanned="1">
            <text:p>Total</text:p>
          </table:table-cell>
          <table:covered-table-cell table:number-columns-repeated="3" table:style-name="ce3"/>
          <table:table-cell table:style-name="ce46" table:formula="of:=SUM([.U66:.U69])" office:value-type="float" office:value="16">
            <text:p>16</text:p>
          </table:table-cell>
          <table:table-cell table:style-name="ce46" table:number-columns-repeated="21"/>
          <table:table-cell table:number-columns-repeated="98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=</text:p>
          </table:table-cell>
          <table:table-cell table:number-columns-repeated="1012"/>
        </table:table-row>
        <table:table-row table:style-name="ro1" table:number-rows-repeated="1048501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expression table:name="New" table:base-cell-address="$'All Trainees'.$A$1" table:expression="NA()"/>
        <table:named-expression table:name="New_9" table:base-cell-address="$'All Trainees'.$A$1" table:expression="NA()"/>
        <table:named-expression table:name="test" table:base-cell-address="$'All Trainees'.$A$1" table:expression="NA()"/>
        <table:named-expression table:name="test_8" table:base-cell-address="$'All Trainees'.$A$1" table:expression="NA()"/>
        <table:named-expression table:name="test_9" table:base-cell-address="$'All Trainees'.$A$1" table:expression="NA()"/>
        <table:named-expression table:name="_Toc113355138_7" table:base-cell-address="$'All Trainees'.$A$1" table:expression="NA()"/>
        <table:named-expression table:name="_Toc113355138_7_7" table:base-cell-address="$'All Trainees'.$A$1" table:expression="NA()"/>
        <table:named-expression table:name="_Toc113355138_7_8" table:base-cell-address="$'All Trainees'.$A$1" table:expression="NA()"/>
        <table:named-expression table:name="_Toc113355138_7_9" table:base-cell-address="$'All Trainees'.$A$1" table:expression="NA()"/>
        <table:named-expression table:name="_Toc113355139_7" table:base-cell-address="$'All Trainees'.$A$1" table:expression="NA()"/>
        <table:named-expression table:name="_Toc113355139_7_7" table:base-cell-address="$'All Trainees'.$A$1" table:expression="NA()"/>
        <table:named-expression table:name="_Toc113355139_7_8" table:base-cell-address="$'All Trainees'.$A$1" table:expression="NA()"/>
        <table:named-expression table:name="_Toc113355139_7_9" table:base-cell-address="$'All Trainees'.$A$1" table:expression="NA()"/>
        <table:named-expression table:name="_Toc113355140_7" table:base-cell-address="$'All Trainees'.$A$1" table:expression="NA()"/>
        <table:named-expression table:name="_Toc113355140_7_7" table:base-cell-address="$'All Trainees'.$A$1" table:expression="NA()"/>
        <table:named-expression table:name="_Toc113355140_7_8" table:base-cell-address="$'All Trainees'.$A$1" table:expression="NA()"/>
        <table:named-expression table:name="_Toc113355140_7_9" table:base-cell-address="$'All Trainees'.$A$1" table:expression="NA()"/>
        <table:named-expression table:name="_Toc113355141_7" table:base-cell-address="$'All Trainees'.$A$1" table:expression="NA()"/>
        <table:named-expression table:name="_Toc113355141_7_7" table:base-cell-address="$'All Trainees'.$A$1" table:expression="NA()"/>
        <table:named-expression table:name="_Toc113355141_7_8" table:base-cell-address="$'All Trainees'.$A$1" table:expression="NA()"/>
        <table:named-expression table:name="_Toc113355141_7_9" table:base-cell-address="$'All Trainees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modern"/>
    <style:font-face style:name="ＭＳ Ｐゴシック" svg:font-family="'ＭＳ Ｐゴシック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">
      <number:month/>
      <number:text>/</number:text>
      <number:day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ＭＳ Ｐゴシック" fo:font-size="11pt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Normal_5f_PecaPC_5f_IntegrationTest_20_Spec_5f_v1.1" style:display-name="Normal_PecaPC_IntegrationTest Spec_v1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Normal_5f_Template_5f_TestDesign" style:display-name="Normal_Template_TestDesig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font-name="ＭＳ Ｐゴシック" fo:font-size="8.25pt" fo:font-style="normal" fo:text-shadow="none" style:text-underline-style="solid" style:text-underline-width="auto" style:text-underline-color="font-color" fo:font-weight="normal" style:font-size-asian="8.25pt" style:font-style-asian="normal" style:font-weight-asian="normal" style:font-name-complex="ＭＳ Ｐゴシック" style:font-size-complex="8.25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0.5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.3472in"/>
      </style:footer-style>
    </style:page-layout>
    <style:page-layout style:name="Mpm4">
      <style:page-layout-properties style:num-format="1" style:print-orientation="portrait" fo:margin-top="1in" fo:margin-bottom="0.5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.3472in"/>
      </style:footer-style>
    </style:page-layout>
    <style:page-layout style:name="Mpm5">
      <style:page-layout-properties style:num-format="1" style:print-orientation="portrait" fo:margin-top="0.5in" fo:margin-bottom="0.5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.3472in"/>
      </style:header-style>
      <style:footer-style>
        <style:header-footer-properties fo:min-height="0.2953in" fo:margin-left="0in" fo:margin-right="0in" fo:margin-top="0.3472in"/>
      </style:footer-style>
    </style:page-layout>
    <style:page-layout style:name="Mpm6">
      <style:page-layout-properties style:num-format="1" style:print-orientation="portrait" fo:margin-top="1in" fo:margin-bottom="0.5in" fo:margin-left="0.75in" fo:margin-right="0.75in" style:first-page-number="continue" style:scale-to-X="1" style:scale-to-Y="1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.3472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</style:footer-left>
    </style:master-page>
    <style:master-page style:name="PageStyle_5f_Record_20_of_20_changes" style:display-name="PageStyle_Record of changes" style:page-layout-name="Mpm4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Req_26_PCLTraceability" style:display-name="PageStyle_Req&amp;PCLTraceability" style:page-layout-name="Mpm5">
      <style:header>
        <text:p><text:span text:style-name="MT1">Traceability Matrix</text:span></text:p>
      </style:header>
      <style:header-left style:display="false">
        <text:p><text:span text:style-name="MT1">Traceability Matrix</text:span></text:p>
      </style:header-left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PCL_20_Summary" style:display-name="PageStyle_PCL Summary" style:page-layout-name="Mpm3">
      <style:header style:display="false"/>
      <style:header-left style:display="false"/>
      <style:footer>
        <style:region-left>
          <text:p><text:span text:style-name="MT2"><text:s/></text:span><text:span text:style-name="MT2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2"><text:s/></text:span><text:span text:style-name="MT2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Common_3e_PCL" style:display-name="PageStyle_&lt;Case Common&gt;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Connect_20_from_20_Meta_20_Web_3e__20_PCL" style:display-name="PageStyle_&lt;Case Connect from Meta Web&gt; 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Create_20__26__20_Update_20_Account_3e__20_PCL" style:display-name="PageStyle_&lt;Case Create &amp; Update Account&gt; 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Connect_20_from_20_DLL_3e__20_PCL" style:display-name="PageStyle_&lt;Case Connect from DLL&gt; 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Hook_20_Create_20__26__20_Update_20_Account_3e__20_PCL" style:display-name="PageStyle_&lt;Case Hook Create &amp; Update Account&gt; 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Database_3e_PCL" style:display-name="PageStyle_&lt;Case Database&gt;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Guideline" style:display-name="PageStyle_Guideline" style:page-layout-name="Mpm4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i Thanh Minh</meta:initial-creator>
    <meta:creation-date>2011-01-13T13:41:19</meta:creation-date>
    <dc:date>2013-11-21T15:45:58</dc:date>
    <meta:editing-cycles>208</meta:editing-cycles>
    <meta:editing-duration>PT15H31M15S</meta:editing-duration>
    <meta:generator>LibreOffice/3.5$Linux_X86_64 LibreOffice_project/350m1$Build-2</meta:generator>
    <meta:document-statistic meta:table-count="1" meta:cell-count="184" meta:object-count="0"/>
  </office:meta>
</office:document-meta>
</file>